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30.691666mm" fo:page-width="119.06249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1a1a1a" draw:opacity="100.0%" draw:stroke="none"/>
    </style:style>
    <style:style style:family="graphic" style:name="style-3">
      <style:graphic-properties draw:fill="solid" draw:fill-color="#1a1a1a" draw:opacity="100.0%" draw:stroke="solid" svg:stroke-color="#000000" draw:stroke-linejoin="miter" svg:stroke-opacity="100.0%" svg:stroke-width="0.009524999mm"/>
    </style:style>
    <style:style style:family="graphic" style:name="style-4">
      <style:graphic-properties draw:fill="solid" draw:fill-color="#000000" draw:opacity="100.0%" draw:stroke="none"/>
    </style:style>
    <style:style style:family="graphic" style:name="style-5">
      <style:graphic-properties draw:fill="none" draw:stroke="solid" svg:stroke-color="#000000" draw:stroke-linejoin="miter" svg:stroke-opacity="100.0%" svg:stroke-width="0.009524999mm"/>
    </style:style>
    <style:style style:family="graphic" style:name="style-6">
      <style:graphic-properties draw:fill="solid" draw:fill-color="#437abe" draw:opacity="100.0%" draw:stroke="solid" svg:stroke-color="#000000" draw:stroke-linejoin="miter" svg:stroke-opacity="100.0%" svg:stroke-width="0.009524999mm"/>
    </style:style>
    <style:style style:family="graphic" style:name="style-7">
      <style:graphic-properties draw:fill="solid" draw:fill-color="#437abe" draw:opacity="100.0%" draw:stroke="solid" svg:stroke-color="#000000" draw:stroke-linejoin="miter" svg:stroke-opacity="100.0%" svg:stroke-width="0.009524999mm"/>
    </style:style>
    <style:style style:family="graphic" style:name="style-8">
      <style:graphic-properties draw:fill="solid" draw:fill-color="#437abe" draw:opacity="100.0%" draw:stroke="solid" svg:stroke-color="#000000" draw:stroke-linejoin="miter" svg:stroke-opacity="100.0%" svg:stroke-width="0.009524999mm"/>
    </style:style>
    <style:style style:family="graphic" style:name="style-9">
      <style:graphic-properties draw:fill="solid" draw:fill-color="#437abe" draw:opacity="100.0%" draw:stroke="solid" svg:stroke-color="#000000" draw:stroke-linejoin="miter" svg:stroke-opacity="100.0%" svg:stroke-width="0.009524999mm"/>
    </style:style>
    <style:style style:family="graphic" style:name="style-10">
      <style:graphic-properties draw:fill="solid" draw:fill-color="#437abe" draw:opacity="100.0%" draw:stroke="solid" svg:stroke-color="#000000" draw:stroke-linejoin="miter" svg:stroke-opacity="100.0%" svg:stroke-width="0.009524999mm"/>
    </style:style>
  </office:automatic-styles>
  <office:body>
    <office:drawing>
      <draw:page draw:master-page-name="Default" draw:name="page1" draw:style-name="DP1">
        <draw:g draw:id="Layer_1">
          <draw:g draw:id="g2171">
            <draw:path svg:d="M 5547.36 2226.9448 C 5081.5874 2237.4224 4559.617 2221.23 3963.352 2178.3674 C 3362.325 2133.6262 2716.5298 2062.1624 1985.0099 1964.0549 L 1985.0099 1964.0549 L 1985.0099 1611.6299 L 1985.0099 1611.6299 C 1562.0999 1549.7173 1191.5774 1490.6625 858.20245 1423.9874 C 524.82745 1357.2859 243.83998 1289.6849 0.0 1217.2684 L 0.0 1217.2684 C 268.605 1150.5935 510.53995 1084.871 747.7124 1030.5785 C 981.0749 975.3335 1196.34 921.04095 1397.3174 878.17847 L 1397.3174 878.17847 C 1116.33 728.636 867.7275 580.9985 636.26996 435.26602 C 403.8864 285.74997 203.86145 145.73248 20.981462 0.0 L 20.981462 0.0 C 432.46143 88.608955 806.79395 165.76143 1155.4088 227.64749 C 1501.1665 289.56 1710.7164 320.96603 2096.479 373.37997 C 2483.1938 423.8625 2929.9165 473.3925 3458.5537 525.77997 L 3458.5537 525.77997 L 3458.5537 899.1599 L 3458.5537 899.1599 C 3749.0662 928.68744 4062.439 951.521 4412.959 967.7399 C 4762.526 982.0274 5131.1436 992.5314 5540.7188 995.3625 L 5540.7188 995.3625 L 5554.0537 995.3625 L 5554.0537 995.3625 C 5962.6763 992.5314 6331.294 982.0274 6681.8135 967.7399 C 7030.455 951.5474 7344.7803 928.68744 7636.2183 899.1599 L 7636.2183 899.1599 L 7636.2183 525.77997 L 7636.2183 525.77997 C 8163.9033 473.4189 8610.626 423.8625 8998.294 373.37997 C 9384.056 320.9925 9589.77 289.56 9939.337 227.64749 C 10287.979 165.73499 10658.501 88.58248 11072.838 0.0 L 11072.838 0.0 C 10889.006 145.73248 10688.954 285.74997 10457.497 435.29248 C 10225.087 581.02496 9975.532 728.6624 9697.402 878.20496 L 9697.402 878.20496 C 9897.427 921.0674 10112.665 975.36 10347.007 1030.605 C 10579.417 1084.8975 10827.066 1150.62 11093.768 1217.2949 L 11093.768 1217.2949 C 10849.927 1289.6849 10568.939 1357.3125 10236.543 1424.0139 C 9901.264 1490.689 9532.6455 1549.7438 9108.783 1611.6564 L 9108.783 1611.6564 L 9108.783 1964.0813 L 9108.783 1964.0813 C 8379.169 2062.189 7728.611 2133.6262 7131.394 2178.3938 C 6534.1494 2221.23 6012.206 2237.449 5547.36 2226.9448 L 5547.36 2226.9448 z" svg:height="22.300423mm" draw:style-name="style-2" svg:viewBox="0.0 0.0 11093.768 2230.0422" svg:width="110.937675mm" svg:x="4.782608mm" svg:y="4.958027mm"/>
            <draw:path svg:d="M 5547.36 2226.9448 C 5081.5874 2237.4224 4559.617 2221.23 3963.352 2178.3674 C 3362.325 2133.6262 2716.5298 2062.1624 1985.0099 1964.0549 L 1985.0099 1964.0549 L 1985.0099 1611.6299 L 1985.0099 1611.6299 C 1562.0999 1549.7173 1191.5774 1490.6625 858.20245 1423.9874 C 524.82745 1357.2859 243.83998 1289.6849 0.0 1217.2684 L 0.0 1217.2684 C 268.605 1150.5935 510.53995 1084.871 747.7124 1030.5785 C 981.0749 975.3335 1196.34 921.04095 1397.3174 878.17847 L 1397.3174 878.17847 C 1116.33 728.636 867.7275 580.9985 636.26996 435.26602 C 403.8864 285.74997 203.86145 145.73248 20.981462 0.0 L 20.981462 0.0 C 432.46143 88.608955 806.79395 165.76143 1155.4088 227.64749 C 1501.1665 289.56 1710.7164 320.96603 2096.479 373.37997 C 2483.1938 423.8625 2929.9165 473.3925 3458.5537 525.77997 L 3458.5537 525.77997 L 3458.5537 899.1599 L 3458.5537 899.1599 C 3749.0662 928.68744 4062.439 951.521 4412.959 967.7399 C 4762.526 982.0274 5131.1436 992.5314 5540.7188 995.3625 L 5540.7188 995.3625 L 5554.0537 995.3625 L 5554.0537 995.3625 C 5962.6763 992.5314 6331.294 982.0274 6681.8135 967.7399 C 7030.455 951.5474 7344.7803 928.68744 7636.2183 899.1599 L 7636.2183 899.1599 L 7636.2183 525.77997 L 7636.2183 525.77997 C 8163.9033 473.4189 8610.626 423.8625 8998.294 373.37997 C 9384.056 320.9925 9589.77 289.56 9939.337 227.64749 C 10287.979 165.73499 10658.501 88.58248 11072.838 0.0 L 11072.838 0.0 C 10889.006 145.73248 10688.954 285.74997 10457.497 435.29248 C 10225.087 581.02496 9975.532 728.6624 9697.402 878.20496 L 9697.402 878.20496 C 9897.427 921.0674 10112.665 975.36 10347.007 1030.605 C 10579.417 1084.8975 10827.066 1150.62 11093.768 1217.2949 L 11093.768 1217.2949 C 10849.927 1289.6849 10568.939 1357.3125 10236.543 1424.0139 C 9901.264 1490.689 9532.6455 1549.7438 9108.783 1611.6564 L 9108.783 1611.6564 L 9108.783 1964.0813 L 9108.783 1964.0813 C 8379.169 2062.189 7728.611 2133.6262 7131.394 2178.3938 C 6534.1494 2221.23 6012.206 2237.449 5547.36 2226.9448 L 5547.36 2226.9448 z" svg:height="22.300423mm" draw:style-name="style-3" svg:viewBox="0.0 0.0 11093.768 2230.0422" svg:width="110.937675mm" svg:x="4.782608mm" svg:y="4.958027mm"/>
          </draw:g>
          <draw:g draw:id="g3200">
            <draw:g draw:id="g9">
              <draw:path svg:d="M 5547.36 2226.9448 C 5081.5874 2237.4224 4559.617 2221.23 3963.352 2178.3674 C 3362.325 2133.6262 2716.5298 2062.1624 1985.0099 1964.0549 L 1985.0099 1964.0549 L 1985.0099 1611.6299 L 1985.0099 1611.6299 C 1562.0999 1549.7173 1191.5774 1490.6625 858.20245 1423.9874 C 524.82745 1357.2859 243.83998 1289.6849 0.0 1217.2684 L 0.0 1217.2684 C 268.605 1150.5935 510.53995 1084.871 747.7124 1030.5785 C 981.0749 975.3335 1196.34 921.04095 1397.3174 878.17847 L 1397.3174 878.17847 C 1116.33 728.636 867.7275 580.9985 636.26996 435.26602 C 403.8864 285.74997 203.86145 145.73248 20.981462 0.0 L 20.981462 0.0 C 432.46143 88.608955 806.79395 165.76143 1155.4088 227.64749 C 1501.1665 289.56 1710.7164 320.96603 2096.479 373.37997 C 2483.1938 423.8625 2929.9165 473.3925 3458.5537 525.77997 L 3458.5537 525.77997 L 3458.5537 899.1599 L 3458.5537 899.1599 C 3749.0662 928.68744 4062.439 951.521 4412.959 967.7399 C 4762.526 982.0274 5131.1436 992.5314 5540.7188 995.3625 L 5540.7188 995.3625 L 5554.0537 995.3625 L 5554.0537 995.3625 C 5962.6763 992.5314 6331.294 982.0274 6681.8135 967.7399 C 7030.455 951.5474 7344.7803 928.68744 7636.2183 899.1599 L 7636.2183 899.1599 L 7636.2183 525.77997 L 7636.2183 525.77997 C 8163.9033 473.4189 8610.626 423.8625 8998.294 373.37997 C 9384.056 320.9925 9589.77 289.56 9939.337 227.64749 C 10287.979 165.73499 10658.501 88.58248 11072.838 0.0 L 11072.838 0.0 C 10889.006 145.73248 10688.954 285.74997 10457.497 435.29248 C 10225.087 581.02496 9975.532 728.6624 9697.402 878.20496 L 9697.402 878.20496 C 9897.427 921.0674 10112.665 975.36 10347.007 1030.605 C 10579.417 1084.8975 10827.066 1150.62 11093.768 1217.2949 L 11093.768 1217.2949 C 10849.927 1289.6849 10568.939 1357.3125 10236.543 1424.0139 C 9901.264 1490.689 9532.6455 1549.7438 9108.783 1611.6564 L 9108.783 1611.6564 L 9108.783 1964.0813 L 9108.783 1964.0813 C 8379.169 2062.189 7728.611 2133.6262 7131.394 2178.3938 C 6534.1494 2221.23 6012.206 2237.449 5547.36 2226.9448 L 5547.36 2226.9448 z" svg:height="22.300423mm" draw:style-name="style-4" svg:viewBox="0.0 0.0 11093.768 2230.0422" svg:width="110.937675mm" svg:x="3.7242749mm" svg:y="3.8996937mm"/>
              <draw:path svg:d="M 5547.36 2226.9448 C 5081.5874 2237.4224 4559.617 2221.23 3963.352 2178.3674 C 3362.325 2133.6262 2716.5298 2062.1624 1985.0099 1964.0549 L 1985.0099 1964.0549 L 1985.0099 1611.6299 L 1985.0099 1611.6299 C 1562.0999 1549.7173 1191.5774 1490.6625 858.20245 1423.9874 C 524.82745 1357.2859 243.83998 1289.6849 0.0 1217.2684 L 0.0 1217.2684 C 268.605 1150.5935 510.53995 1084.871 747.7124 1030.5785 C 981.0749 975.3335 1196.34 921.04095 1397.3174 878.17847 L 1397.3174 878.17847 C 1116.33 728.636 867.7275 580.9985 636.26996 435.26602 C 403.8864 285.74997 203.86145 145.73248 20.981462 0.0 L 20.981462 0.0 C 432.46143 88.608955 806.79395 165.76143 1155.4088 227.64749 C 1501.1665 289.56 1710.7164 320.96603 2096.479 373.37997 C 2483.1938 423.8625 2929.9165 473.3925 3458.5537 525.77997 L 3458.5537 525.77997 L 3458.5537 899.1599 L 3458.5537 899.1599 C 3749.0662 928.68744 4062.439 951.521 4412.959 967.7399 C 4762.526 982.0274 5131.1436 992.5314 5540.7188 995.3625 L 5540.7188 995.3625 L 5554.0537 995.3625 L 5554.0537 995.3625 C 5962.6763 992.5314 6331.294 982.0274 6681.8135 967.7399 C 7030.455 951.5474 7344.7803 928.68744 7636.2183 899.1599 L 7636.2183 899.1599 L 7636.2183 525.77997 L 7636.2183 525.77997 C 8163.9033 473.4189 8610.626 423.8625 8998.294 373.37997 C 9384.056 320.9925 9589.77 289.56 9939.337 227.64749 C 10287.979 165.73499 10658.501 88.58248 11072.838 0.0 L 11072.838 0.0 C 10889.006 145.73248 10688.954 285.74997 10457.497 435.29248 C 10225.087 581.02496 9975.532 728.6624 9697.402 878.20496 L 9697.402 878.20496 C 9897.427 921.0674 10112.665 975.36 10347.007 1030.605 C 10579.417 1084.8975 10827.066 1150.62 11093.768 1217.2949 L 11093.768 1217.2949 C 10849.927 1289.6849 10568.939 1357.3125 10236.543 1424.0139 C 9901.264 1490.689 9532.6455 1549.7438 9108.783 1611.6564 L 9108.783 1611.6564 L 9108.783 1964.0813 L 9108.783 1964.0813 C 8379.169 2062.189 7728.611 2133.6262 7131.394 2178.3938 C 6534.1494 2221.23 6012.206 2237.449 5547.36 2226.9448 L 5547.36 2226.9448 z" svg:height="22.300423mm" draw:style-name="style-5" svg:viewBox="0.0 0.0 11093.768 2230.0422" svg:width="110.937675mm" svg:x="3.7242749mm" svg:y="3.8996937mm"/>
            </draw:g>
            <draw:path svg:d="M 6.667521 0.0 C 193.35748 52.387787 423.86246 103.82279 705.8024 158.11493 C 988.69495 212.43413 1294.4475 265.74765 1689.735 321.94498 C 2083.1174 375.28513 2529.8398 426.72012 3051.81 480.08655 L 3051.81 480.08655 C 2893.6948 490.56393 2715.5774 513.4239 2503.17 548.6666 C 2289.81 584.8615 2057.4 627.69763 1790.6998 687.7315 L 1790.6998 687.7315 L 1790.6998 1476.4015 L 1790.6998 1476.4015 C 1586.865 1446.874 1340.1674 1401.154 1040.13 1349.7191 C 737.2349 1297.3579 399.0975 1228.7778 0.0 1154.4565 L 0.0 1154.4565 C 303.8475 1068.7316 564.83246 1003.00903 794.38495 946.8115 C 1024.89 891.5666 1206.8175 851.5351 1362.075 826.79663 L 1362.075 826.79663 C 1177.2899 735.3566 978.21747 622.9616 750.57 485.80164 C 523.875 347.66248 277.15106 185.73761 6.667521 0.0 L 6.667521 0.0 z" svg:height="14.764014mm" draw:style-name="style-6" svg:viewBox="0.0 0.0 3051.81 1476.4015" svg:width="30.5181mm" svg:x="5.524764mm" svg:y="4.614067mm"/>
            <draw:path svg:d="M 0.0 214.31245 L 1254.4423 0.0 L 1254.4423 333.37494 L 1254.4423 333.37494 C 1044.8923 319.08743 842.0101 303.8475 630.555 283.8449 C 420.05246 262.8899 212.38104 240.95609 0.0 214.31245 L 0.0 214.31245 z" svg:height="3.3337495mm" draw:style-name="style-7" svg:viewBox="0.0 0.0 1254.4423 333.37494" svg:width="12.544423mm" svg:x="25.327238mm" svg:y="9.414933mm"/>
            <draw:path svg:d="M 3046.0688 0.0 C 2857.474 52.387787 2628.8735 103.82279 2345.9814 158.11493 C 2060.231 212.43413 1755.4314 265.74765 1362.0486 321.94498 C 967.7405 375.28513 521.0179 426.72012 0.0 480.08655 L 0.0 480.08655 C 156.21059 490.56393 335.2807 513.4239 548.64056 548.6666 C 761.021 584.8615 993.4576 627.69763 1261.11 687.7315 L 1261.11 687.7315 L 1261.11 1476.4015 L 1261.11 1476.4015 C 1463.9924 1446.874 1710.6901 1401.154 2011.6802 1349.7191 C 2312.6704 1297.3579 2653.6653 1228.7778 3052.7625 1154.4565 L 3052.7625 1154.4565 C 2747.01 1068.7316 2486.9775 1003.00903 2258.378 946.8115 C 2026.9465 891.5666 1844.993 851.5351 1690.6881 826.79663 L 1690.6881 826.79663 C 1873.5677 735.3566 2073.6194 622.9616 2302.193 485.80164 C 2527.9092 347.66248 2774.606 185.73761 3046.0688 0.0 L 3046.0688 0.0 z" svg:height="14.764014mm" draw:style-name="style-8" svg:viewBox="0.0 0.0 3052.7625 1476.4015" svg:width="30.527624mm" svg:x="82.34415mm" svg:y="4.614067mm"/>
            <draw:path svg:d="M 1255.3949 214.31245 L 0.0 0.0 L 0.0 333.37494 L 0.0 333.37494 C 207.64558 319.08743 413.3856 303.8475 624.8399 283.8449 C 834.39026 262.8899 1042.0084 240.95609 1255.3949 214.31245 L 1255.3949 214.31245 z" svg:height="3.3337495mm" draw:style-name="style-9" svg:viewBox="0.0 0.0 1255.3949 333.37494" svg:width="12.553948mm" svg:x="80.51508mm" svg:y="9.414933mm"/>
            <draw:path svg:d="M 3468.0522 1381.1249 C 3173.73 1384.9614 2837.4973 1376.3623 2433.6375 1355.4073 C 2026.9197 1329.6898 1475.4224 1290.6375 1065.8474 1248.7274 C 657.22485 1205.8649 305.75247 1163.0024 0.0 1109.6624 L 0.0 1109.6624 L 0.0 0.0 L 0.0 0.0 C 300.03738 42.86237 602.9325 81.94146 920.115 113.347404 C 1237.2975 141.92245 1457.3248 165.73499 1884.9973 188.59494 C 2310.7651 209.54994 2827.0198 228.62642 3455.6697 245.74484 L 3583.278 245.74484 C 4211.9546 228.62642 4725.326 209.54994 5152.9985 188.59494 C 5575.9077 165.76143 5799.746 141.92245 6117.881 113.347404 C 6434.1104 81.915016 6736.0537 42.86237 7038.974 0.0 L 7038.974 0.0 L 7038.974 1109.6624 L 7038.974 1109.6624 C 6731.317 1163.0024 6380.7974 1205.8649 5973.127 1248.7274 C 5561.647 1290.6375 5007.292 1329.7163 4604.385 1355.4073 C 4199.5723 1376.3623 3862.3875 1384.9348 3570.922 1381.1249 L 3468.0522 1381.1249 z" svg:height="13.820128mm" draw:style-name="style-10" svg:viewBox="0.0 0.0 7038.974 1382.0128" svg:width="70.38974mm" svg:x="24.003263mm" svg:y="11.872119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30.691666mm" fo:page-width="119.06249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